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28H25M54.943051S" calcext:value-type="time">
            <text:p>1528:2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table:number-columns-repeated="2"/>
          <table:table-cell table:formula="of:=IF([.G286]-[.F286] &gt; 0; [.G286]-[.F286]; 0)" office:value-type="time" office:time-value="PT00H00M00S" calcext:value-type="time">
            <text:p>00:00</text:p>
          </table:table-cell>
          <table:table-cell table:formula="of:=[.D286]+[.H286]" office:value-type="time" office:time-value="PT04H37M51.942S" calcext:value-type="time">
            <text:p>04:37</text:p>
          </table:table-cell>
          <table:table-cell table:style-name="ce3"/>
          <table:table-cell office:value-type="string" calcext:value-type="string">
            <text:p>Fridges!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1H07M39.864S" calcext:value-type="time">
            <text:p>21:0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89]-[.B289] &gt; 0; [.C289]-[.B2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9]-[.F289] &gt; 0; [.G289]-[.F289]; 0)" office:value-type="time" office:time-value="PT00H00M00S" calcext:value-type="time">
            <text:p>00:00</text:p>
          </table:table-cell>
          <table:table-cell table:formula="of:=[.D289]+[.H2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1]-[.B291] &gt; 0; [.C291]-[.B2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1]-[.F291] &gt; 0; [.G291]-[.F291]; 0)" office:value-type="time" office:time-value="PT00H00M00S" calcext:value-type="time">
            <text:p>00:00</text:p>
          </table:table-cell>
          <table:table-cell table:formula="of:=[.D291]+[.H2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2]-[.B292] &gt; 0; [.C292]-[.B2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2]-[.F292] &gt; 0; [.G292]-[.F292]; 0)" office:value-type="time" office:time-value="PT00H00M00S" calcext:value-type="time">
            <text:p>00:00</text:p>
          </table:table-cell>
          <table:table-cell table:formula="of:=[.D292]+[.H2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3]-[.B293] &gt; 0; [.C293]-[.B29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1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81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78"/>
          <table:table-cell table:style-name="ce67"/>
        </table:table-row>
        <table:table-row table:style-name="ro1" table:number-rows-repeated="2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/00/0000</text:date>, <text:time style:data-style-name="N2" text:time-value="07:42:21.8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10T12:21:56.161000000</dc:date>
    <meta:editing-duration>P68DT1H21M10S</meta:editing-duration>
    <meta:editing-cycles>1794</meta:editing-cycles>
    <meta:generator>LibreOffice/7.2.6.2$Windows_X86_64 LibreOffice_project/b0ec3a565991f7569a5a7f5d24fed7f52653d754</meta:generator>
    <dc:creator>Benjamin Laws</dc:creator>
    <meta:document-statistic meta:table-count="2" meta:cell-count="2168" meta:object-count="0"/>
  </office:meta>
</office:document-meta>
</file>